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3CF000002587EAF55FE9C1DAC6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5cm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1" style:family="graphic" style:parent-style-name="objectwithoutfill">
      <style:graphic-properties draw:stroke="dash" draw:stroke-dash="Fine_20_Dashed" svg:stroke-width="0.106cm" svg:stroke-color="#3333ff" draw:marker-start-width="0.358cm" draw:marker-end="Arrow" draw:marker-end-width="0.458cm" draw:fill="none" draw:fill-color="#ffffff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svg:stroke-color="#000000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75cm"/>
    </style:style>
    <style:style style:name="gr15" style:family="graphic" style:parent-style-name="Объект_20_без_20_заливки_20_и_20_линий">
      <style:graphic-properties draw:stroke="none" svg:stroke-color="#ff6600" draw:fill="none" draw:fill-color="#729fcf" draw:textarea-vertical-align="middle" draw:shadow="hidden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6" style:family="graphic" style:parent-style-name="objectwithoutfill">
      <style:graphic-properties svg:stroke-width="0.081cm" svg:stroke-color="#ff6600" draw:marker-start-width="0.322cm" draw:marker-end-width="0.322cm" svg:stroke-opacity="60%" draw:fill="none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053cm" svg:stroke-color="#ff6600" draw:marker-start-width="0.28cm" draw:marker-end-width="0.28cm" svg:stroke-opacity="50%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236cm" fo:min-width="0.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184cm" fo:min-width="0.2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237cm" fo:min-width="0.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5cm"/>
    </style:style>
    <style:style style:name="gr22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color="#3399ff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42cm"/>
    </style:style>
    <style:style style:name="gr25" style:family="graphic" style:parent-style-name="standard">
      <style:graphic-properties svg:stroke-color="#3399ff" draw:opacity="40%" draw:textarea-vertical-align="middle"/>
    </style:style>
    <style:style style:name="gr26" style:family="graphic" style:parent-style-name="standard">
      <style:graphic-properties svg:stroke-width="0.053cm" svg:stroke-color="#3399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opacity="39%" draw:textarea-vertical-align="middle"/>
    </style:style>
    <style:style style:name="gr28" style:family="graphic" style:parent-style-name="standard">
      <style:graphic-properties draw:opacity="40%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729fc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>
      <loext:graphic-properties draw:opacity="40%"/>
      <style:paragraph-properties fo:text-align="center"/>
    </style:style>
    <style:style style:name="P13" style:family="paragraph">
      <loext:graphic-properties draw:opacity="39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7" draw:id="id7" draw:layer="layout" svg:width="2cm" svg:height="1cm" svg:x="8.124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1cm" svg:x="11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cm" svg:height="1cm" svg:x="5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1cm" draw:transform="rotate (-1.5707963267949) translate (18.124cm 4.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cm" svg:height="1cm" svg:x="11.024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5cm" svg:height="1.5cm" svg:x="8.42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cm" svg:height="1.5cm" svg:x="14.22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cm" svg:height="0.9cm" draw:transform="rotate (-1.5707963267949) translate (4.024cm 4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74cm" svg:y1="4.8cm" svg:x2="5.124cm" svg:y2="2.6cm" draw:start-shape="id1" draw:start-glue-point="3" draw:end-shape="id2" draw:end-glue-point="3" svg:d="M3574 4800v-2200h1550" svg:viewBox="0 0 1551 2201">
          <text:p/>
        </draw:connector>
        <draw:connector draw:style-name="gr4" draw:text-style-name="P1" draw:layer="layout" svg:x1="7.124cm" svg:y1="2.6cm" svg:x2="11.124cm" svg:y2="2.6cm" draw:start-shape="id2" draw:start-glue-point="1" draw:end-shape="id3" draw:end-glue-point="3" svg:d="M7124 2600h4000" svg:viewBox="0 0 4001 1">
          <text:p/>
        </draw:connector>
        <draw:connector draw:style-name="gr4" draw:text-style-name="P1" xml:id="id9" draw:id="id9" draw:layer="layout" svg:x1="13.124cm" svg:y1="2.6cm" svg:x2="14.974cm" svg:y2="4.9cm" draw:start-shape="id3" draw:start-glue-point="1" draw:end-shape="id4" draw:end-glue-point="4" svg:d="M13124 2600h1850v2300" svg:viewBox="0 0 1851 2301">
          <text:p/>
        </draw:connector>
        <draw:custom-shape draw:style-name="gr3" draw:text-style-name="P1" xml:id="id11" draw:id="id11" draw:layer="layout" svg:width="2cm" svg:height="0.9cm" draw:transform="rotate (-1.5707963267949) translate (9.624cm 3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6" draw:id="id6" draw:layer="layout" svg:x1="3.574cm" svg:y1="6.8cm" svg:x2="11.024cm" svg:y2="9cm" draw:start-shape="id1" draw:start-glue-point="1" draw:end-shape="id5" draw:end-glue-point="3" svg:d="M3574 6800v2200h7450" svg:viewBox="0 0 7451 2201">
          <text:p/>
        </draw:connector>
        <draw:connector draw:style-name="gr4" draw:text-style-name="P1" draw:layer="layout" svg:x1="3.574cm" svg:y1="9cm" svg:x2="8.124cm" svg:y2="11.6cm" draw:start-shape="id6" draw:start-glue-point="0" draw:end-shape="id7" draw:end-glue-point="3" svg:d="M3574 9000v2600h4550" svg:viewBox="0 0 4551 2601">
          <text:p/>
        </draw:connector>
        <draw:connector draw:style-name="gr4" draw:text-style-name="P1" draw:layer="layout" svg:x1="10.124cm" svg:y1="11.6cm" svg:x2="14.974cm" svg:y2="6.4cm" draw:start-shape="id7" draw:start-glue-point="1" draw:end-shape="id4" draw:end-glue-point="8" svg:d="M10124 11600h4850v-5200" svg:viewBox="0 0 4851 5201">
          <text:p/>
        </draw:connector>
        <draw:connector draw:style-name="gr4" draw:text-style-name="P1" draw:layer="layout" svg:x1="14.974cm" svg:y1="6.4cm" svg:x2="17.624cm" svg:y2="6.8cm" draw:start-shape="id4" draw:start-glue-point="8" draw:end-shape="id8" draw:end-glue-point="1" svg:d="M14974 6400v901h2650v-501" svg:viewBox="0 0 2651 902">
          <text:p/>
        </draw:connector>
        <draw:connector draw:style-name="gr4" draw:text-style-name="P1" draw:layer="layout" svg:x1="14.974cm" svg:y1="2.6cm" svg:x2="17.624cm" svg:y2="4.8cm" draw:start-shape="id9" draw:start-glue-point="0" draw:end-shape="id8" draw:end-glue-point="3" svg:d="M14974 2600h2650v2200" svg:viewBox="0 0 2651 2201">
          <text:p/>
        </draw:connector>
        <draw:connector draw:style-name="gr4" draw:text-style-name="P1" draw:layer="layout" svg:x1="9.174cm" svg:y1="7.7cm" svg:x2="11.024cm" svg:y2="9cm" draw:start-shape="id10" draw:start-glue-point="8" draw:end-shape="id5" draw:end-glue-point="3" svg:d="M9174 7700v1300h1850" svg:viewBox="0 0 1851 1301">
          <text:p/>
        </draw:connector>
        <draw:connector draw:style-name="gr4" draw:text-style-name="P1" draw:layer="layout" svg:x1="9.174cm" svg:y1="6.2cm" svg:x2="9.174cm" svg:y2="5.5cm" draw:start-shape="id10" draw:start-glue-point="4" draw:end-shape="id11" draw:end-glue-point="1" svg:d="M9174 6200v-700" svg:viewBox="0 0 1 701">
          <text:p/>
        </draw:connector>
        <draw:connector draw:style-name="gr4" draw:text-style-name="P1" draw:layer="layout" svg:x1="9.174cm" svg:y1="3.5cm" svg:x2="7.124cm" svg:y2="2.6cm" draw:start-shape="id11" draw:start-glue-point="3" draw:end-shape="id2" draw:end-glue-point="1" svg:d="M9174 3500v-900h-2050" svg:viewBox="0 0 2051 901">
          <text:p/>
        </draw:connector>
        <draw:line draw:style-name="gr5" draw:text-style-name="P2" draw:layer="layout" svg:x1="9.124cm" svg:y1="7.6cm" svg:x2="9.124cm" svg:y2="6.3cm">
          <text:p/>
        </draw:line>
        <draw:line draw:style-name="gr6" draw:text-style-name="P2" draw:layer="layout" svg:x1="15.024cm" svg:y1="6.4cm" svg:x2="15.024cm" svg:y2="5.9cm">
          <text:p/>
        </draw:line>
        <draw:line draw:style-name="gr6" draw:text-style-name="P2" draw:layer="layout" svg:x1="14.724cm" svg:y1="6.2cm" svg:x2="15.024cm" svg:y2="5.9cm">
          <text:p/>
        </draw:line>
        <draw:line draw:style-name="gr6" draw:text-style-name="P2" draw:layer="layout" svg:x1="15.024cm" svg:y1="5.9cm" svg:x2="15.324cm" svg:y2="6.2cm">
          <text:p/>
        </draw:line>
        <draw:line draw:style-name="gr6" draw:text-style-name="P2" draw:layer="layout" svg:x1="15.024cm" svg:y1="4.9cm" svg:x2="15.024cm" svg:y2="5.4cm">
          <text:p/>
        </draw:line>
        <draw:line draw:style-name="gr6" draw:text-style-name="P2" draw:layer="layout" svg:x1="14.724cm" svg:y1="5.7cm" svg:x2="15.024cm" svg:y2="5.4cm">
          <text:p/>
        </draw:line>
        <draw:line draw:style-name="gr6" draw:text-style-name="P2" draw:layer="layout" svg:x1="15.024cm" svg:y1="5.4cm" svg:x2="15.324cm" svg:y2="5.7cm">
          <text:p/>
        </draw:line>
        <draw:frame draw:style-name="gr7" draw:text-style-name="P3" draw:layer="layout" svg:width="2.39cm" svg:height="0.699cm" svg:x="5.024cm" svg:y="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2.364cm" svg:height="0.699cm" svg:x="11.024cm" svg:y="1.3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2.361cm" svg:height="0.699cm" draw:transform="rotate (1.58144283523206) translate (2.325cm 7.068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2.382cm" svg:height="0.699cm" draw:transform="rotate (1.59645266679921) translate (7.994cm 5.445cm)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2.357cm" svg:height="0.699cm" svg:x="10.867cm" svg:y="7.6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3" draw:layer="layout" svg:width="2.355cm" svg:height="0.699cm" svg:x="8.024cm" svg:y="10.3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3.204cm" svg:height="0.699cm" draw:transform="rotate (1.58266456570846) translate (18.353cm 7.05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3" draw:layer="layout" svg:width="2.13cm" svg:height="0.617cm" svg:x="6.324cm" svg:y="6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1.866cm" svg:height="0.699cm" draw:transform="rotate (-0.014835298641952) translate (12.434cm 5.3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4" draw:text-style-name="P1" draw:layer="layout" svg:x1="13.024cm" svg:y1="9cm" svg:x2="14.994cm" svg:y2="8.999cm" draw:start-shape="id5" draw:start-glue-point="1" svg:d="M13024 9000h1236v-1h734" svg:viewBox="0 0 1971 2">
          <text:p/>
        </draw:connector>
        <draw:custom-shape draw:style-name="gr8" draw:text-style-name="P4" draw:layer="layout" svg:width="0.3cm" svg:height="0.3cm" svg:x="9.0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9.0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4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1cm" svg:x="7.872cm" svg:y="2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cm" svg:height="1cm" svg:x="10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cm" svg:height="1cm" svg:x="4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cm" svg:height="1cm" svg:x="10.772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5cm" svg:height="1.5cm" svg:x="8.172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5cm" svg:height="1.5cm" svg:x="13.972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cm" svg:height="0.9cm" draw:transform="rotate (-1.5707963267949) translate (3.772cm 18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22cm" svg:y1="18.8cm" svg:x2="4.872cm" svg:y2="16.6cm" draw:start-shape="id12" draw:start-glue-point="3" draw:end-shape="id13" draw:end-glue-point="3" svg:d="M3322 18800v-2200h1550" svg:viewBox="0 0 1551 2201">
          <text:p/>
        </draw:connector>
        <draw:connector draw:style-name="gr4" draw:text-style-name="P1" draw:layer="layout" svg:x1="6.872cm" svg:y1="16.6cm" svg:x2="10.872cm" svg:y2="16.6cm" draw:start-shape="id13" draw:start-glue-point="1" draw:end-shape="id14" draw:end-glue-point="3" svg:d="M6872 16600h4000" svg:viewBox="0 0 4001 1">
          <text:p/>
        </draw:connector>
        <draw:connector draw:style-name="gr4" draw:text-style-name="P1" draw:layer="layout" svg:x1="12.872cm" svg:y1="16.6cm" svg:x2="14.722cm" svg:y2="18.9cm" draw:start-shape="id14" draw:start-glue-point="1" draw:end-shape="id15" draw:end-glue-point="4" svg:d="M12872 16600h1850v2300" svg:viewBox="0 0 1851 2301">
          <text:p/>
        </draw:connector>
        <draw:custom-shape draw:style-name="gr3" draw:text-style-name="P1" xml:id="id20" draw:id="id20" draw:layer="layout" svg:width="2cm" svg:height="0.9cm" draw:transform="rotate (-1.5707963267949) translate (9.372cm 17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17" draw:id="id17" draw:layer="layout" svg:x1="3.322cm" svg:y1="20.8cm" svg:x2="10.772cm" svg:y2="23cm" draw:start-shape="id12" draw:start-glue-point="1" draw:end-shape="id16" draw:end-glue-point="3" svg:d="M3322 20800v2200h7450" svg:viewBox="0 0 7451 2201">
          <text:p/>
        </draw:connector>
        <draw:connector draw:style-name="gr4" draw:text-style-name="P1" draw:layer="layout" svg:x1="3.322cm" svg:y1="23cm" svg:x2="7.872cm" svg:y2="25.6cm" draw:start-shape="id17" draw:start-glue-point="0" draw:end-shape="id18" draw:end-glue-point="3" svg:d="M3322 23000v2600h4550" svg:viewBox="0 0 4551 2601">
          <text:p/>
        </draw:connector>
        <draw:connector draw:style-name="gr4" draw:text-style-name="P1" draw:layer="layout" svg:x1="9.872cm" svg:y1="25.6cm" svg:x2="14.722cm" svg:y2="20.4cm" draw:start-shape="id18" draw:start-glue-point="1" draw:end-shape="id15" draw:end-glue-point="8" svg:d="M9872 25600h4850v-5200" svg:viewBox="0 0 4851 5201">
          <text:p/>
        </draw:connector>
        <draw:connector draw:style-name="gr4" draw:text-style-name="P1" draw:layer="layout" svg:x1="8.922cm" svg:y1="21.7cm" svg:x2="10.772cm" svg:y2="23cm" draw:start-shape="id19" draw:start-glue-point="8" draw:end-shape="id16" draw:end-glue-point="3" svg:d="M8922 21700v1300h1850" svg:viewBox="0 0 1851 1301">
          <text:p/>
        </draw:connector>
        <draw:connector draw:style-name="gr4" draw:text-style-name="P1" draw:layer="layout" svg:x1="8.922cm" svg:y1="20.2cm" svg:x2="8.922cm" svg:y2="19.5cm" draw:start-shape="id19" draw:start-glue-point="4" draw:end-shape="id20" draw:end-glue-point="1" svg:d="M8922 20200v-700" svg:viewBox="0 0 1 701">
          <text:p/>
        </draw:connector>
        <draw:connector draw:style-name="gr4" draw:text-style-name="P1" draw:layer="layout" svg:x1="8.922cm" svg:y1="17.5cm" svg:x2="6.872cm" svg:y2="16.6cm" draw:start-shape="id20" draw:start-glue-point="3" draw:end-shape="id13" draw:end-glue-point="1" svg:d="M8922 17500v-900h-2050" svg:viewBox="0 0 2051 901">
          <text:p/>
        </draw:connector>
        <draw:line draw:style-name="gr5" draw:text-style-name="P2" draw:layer="layout" svg:x1="8.872cm" svg:y1="21.6cm" svg:x2="8.872cm" svg:y2="20.3cm">
          <text:p/>
        </draw:line>
        <draw:line draw:style-name="gr6" draw:text-style-name="P2" draw:layer="layout" svg:x1="14.772cm" svg:y1="20.4cm" svg:x2="14.772cm" svg:y2="19.9cm">
          <text:p/>
        </draw:line>
        <draw:line draw:style-name="gr6" draw:text-style-name="P2" draw:layer="layout" svg:x1="14.472cm" svg:y1="20.2cm" svg:x2="14.772cm" svg:y2="19.9cm">
          <text:p/>
        </draw:line>
        <draw:line draw:style-name="gr6" draw:text-style-name="P2" draw:layer="layout" svg:x1="14.772cm" svg:y1="19.9cm" svg:x2="15.072cm" svg:y2="20.2cm">
          <text:p/>
        </draw:line>
        <draw:line draw:style-name="gr6" draw:text-style-name="P2" draw:layer="layout" svg:x1="14.772cm" svg:y1="18.9cm" svg:x2="14.772cm" svg:y2="19.4cm">
          <text:p/>
        </draw:line>
        <draw:line draw:style-name="gr6" draw:text-style-name="P2" draw:layer="layout" svg:x1="14.472cm" svg:y1="19.7cm" svg:x2="14.772cm" svg:y2="19.4cm">
          <text:p/>
        </draw:line>
        <draw:line draw:style-name="gr6" draw:text-style-name="P2" draw:layer="layout" svg:x1="14.772cm" svg:y1="19.4cm" svg:x2="15.072cm" svg:y2="19.7cm">
          <text:p/>
        </draw:line>
        <draw:frame draw:style-name="gr7" draw:text-style-name="P3" draw:layer="layout" svg:width="2.39cm" svg:height="0.699cm" svg:x="4.772cm" svg:y="15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3" draw:layer="layout" svg:width="2.364cm" svg:height="0.699cm" svg:x="10.772cm" svg:y="15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3" draw:layer="layout" svg:width="2.361cm" svg:height="0.699cm" draw:transform="rotate (1.58144283523206) translate (2.073cm 21.068cm)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3" draw:layer="layout" svg:width="2.382cm" svg:height="0.699cm" draw:transform="rotate (1.59645266679921) translate (7.742cm 19.445cm)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3" draw:layer="layout" svg:width="2.357cm" svg:height="0.699cm" svg:x="10.615cm" svg:y="21.6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3" draw:layer="layout" svg:width="2.355cm" svg:height="0.699cm" svg:x="7.772cm" svg:y="24.3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3" draw:layer="layout" svg:width="2.13cm" svg:height="0.617cm" svg:x="6.072cm" svg:y="2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3" draw:layer="layout" svg:width="1.866cm" svg:height="0.699cm" draw:transform="rotate (-0.014835298641952) translate (12.182cm 19.3cm)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4" draw:text-style-name="P1" draw:layer="layout" svg:x1="12.772cm" svg:y1="23cm" svg:x2="14.742cm" svg:y2="22.999cm" draw:start-shape="id16" draw:start-glue-point="1" svg:d="M12772 23000h1236v-1h734" svg:viewBox="0 0 1971 2">
          <text:p/>
        </draw:connector>
        <draw:custom-shape draw:style-name="gr8" draw:text-style-name="P4" draw:layer="layout" svg:width="0.3cm" svg:height="0.3cm" svg:x="8.7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5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77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1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2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5.1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8.5cm" svg:y="15.337cm">
          <draw:text-box>
            <text:p>1</text:p>
          </draw:text-box>
        </draw:frame>
        <draw:frame draw:style-name="gr10" draw:text-style-name="P5" draw:layer="layout" svg:width="0.853cm" svg:height="0.963cm" svg:x="2.047cm" svg:y="22.7cm">
          <draw:text-box>
            <text:p>2</text:p>
          </draw:text-box>
        </draw:frame>
        <draw:frame draw:style-name="gr10" draw:text-style-name="P5" draw:layer="layout" svg:width="0.853cm" svg:height="0.963cm" svg:x="8.5cm" svg:y="23.337cm">
          <draw:text-box>
            <text:p>3</text:p>
          </draw:text-box>
        </draw:frame>
        <draw:frame draw:style-name="gr10" draw:text-style-name="P5" draw:layer="layout" svg:width="0.853cm" svg:height="0.963cm" svg:x="15.2cm" svg:y="22.537cm">
          <draw:text-box>
            <text:p>4</text:p>
          </draw:text-box>
        </draw:frame>
      </draw:page>
      <draw:page draw:name="page2" draw:style-name="dp1" draw:master-page-name="Обычный">
        <draw:custom-shape draw:style-name="gr1" draw:text-style-name="P1" xml:id="id27" draw:id="id27" draw:layer="layout" svg:width="2cm" svg:height="1cm" svg:x="9.37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2cm" svg:height="1cm" svg:x="12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cm" svg:height="1cm" svg:x="6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cm" svg:height="1cm" svg:x="12.272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5cm" svg:height="1.5cm" svg:x="9.67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1.5cm" svg:height="1.5cm" svg:x="15.47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0.9cm" draw:transform="rotate (-1.5707963267949) translate (5.272cm 5.2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822cm" svg:y1="5.2cm" svg:x2="6.372cm" svg:y2="3cm" draw:start-shape="id21" draw:start-glue-point="3" draw:end-shape="id22" draw:end-glue-point="3" svg:d="M4822 5200v-2200h1550" svg:viewBox="0 0 1551 2201">
          <text:p/>
        </draw:connector>
        <draw:connector draw:style-name="gr4" draw:text-style-name="P1" draw:layer="layout" svg:x1="8.372cm" svg:y1="3cm" svg:x2="12.372cm" svg:y2="3cm" draw:start-shape="id22" draw:start-glue-point="1" draw:end-shape="id23" draw:end-glue-point="3" svg:d="M8372 3000h4000" svg:viewBox="0 0 4001 1">
          <text:p/>
        </draw:connector>
        <draw:connector draw:style-name="gr4" draw:text-style-name="P1" draw:layer="layout" svg:x1="14.372cm" svg:y1="3cm" svg:x2="16.222cm" svg:y2="5.3cm" draw:start-shape="id23" draw:start-glue-point="1" draw:end-shape="id24" draw:end-glue-point="4" svg:d="M14372 3000h1850v2300" svg:viewBox="0 0 1851 2301">
          <text:p/>
        </draw:connector>
        <draw:custom-shape draw:style-name="gr3" draw:text-style-name="P1" xml:id="id29" draw:id="id29" draw:layer="layout" svg:width="2cm" svg:height="0.9cm" draw:transform="rotate (-1.5707963267949) translate (10.872cm 3.9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26" draw:id="id26" draw:layer="layout" svg:x1="4.822cm" svg:y1="7.2cm" svg:x2="12.272cm" svg:y2="9.4cm" draw:start-shape="id21" draw:start-glue-point="1" draw:end-shape="id25" draw:end-glue-point="3" svg:d="M4822 7200v2200h7450" svg:viewBox="0 0 7451 2201">
          <text:p/>
        </draw:connector>
        <draw:connector draw:style-name="gr4" draw:text-style-name="P1" draw:layer="layout" svg:x1="4.822cm" svg:y1="9.4cm" svg:x2="9.372cm" svg:y2="12cm" draw:start-shape="id26" draw:start-glue-point="0" draw:end-shape="id27" draw:end-glue-point="3" svg:d="M4822 9400v2600h4550" svg:viewBox="0 0 4551 2601">
          <text:p/>
        </draw:connector>
        <draw:connector draw:style-name="gr4" draw:text-style-name="P1" draw:layer="layout" svg:x1="11.372cm" svg:y1="12cm" svg:x2="16.222cm" svg:y2="6.8cm" draw:start-shape="id27" draw:start-glue-point="1" draw:end-shape="id24" draw:end-glue-point="8" svg:d="M11372 12000h4850v-5200" svg:viewBox="0 0 4851 5201">
          <text:p/>
        </draw:connector>
        <draw:connector draw:style-name="gr4" draw:text-style-name="P1" draw:layer="layout" svg:x1="10.422cm" svg:y1="8.1cm" svg:x2="12.272cm" svg:y2="9.4cm" draw:start-shape="id28" draw:start-glue-point="8" draw:end-shape="id25" draw:end-glue-point="3" svg:d="M10422 8100v1300h1850" svg:viewBox="0 0 1851 1301">
          <text:p/>
        </draw:connector>
        <draw:connector draw:style-name="gr4" draw:text-style-name="P1" draw:layer="layout" svg:x1="10.422cm" svg:y1="6.6cm" svg:x2="10.422cm" svg:y2="5.9cm" draw:start-shape="id28" draw:start-glue-point="4" draw:end-shape="id29" draw:end-glue-point="1" svg:d="M10422 6600v-700" svg:viewBox="0 0 1 701">
          <text:p/>
        </draw:connector>
        <draw:connector draw:style-name="gr4" draw:text-style-name="P1" draw:layer="layout" svg:x1="10.422cm" svg:y1="3.9cm" svg:x2="8.372cm" svg:y2="3cm" draw:start-shape="id29" draw:start-glue-point="3" draw:end-shape="id22" draw:end-glue-point="1" svg:d="M10422 3900v-900h-2050" svg:viewBox="0 0 2051 901">
          <text:p/>
        </draw:connector>
        <draw:line draw:style-name="gr5" draw:text-style-name="P2" draw:layer="layout" svg:x1="10.372cm" svg:y1="8cm" svg:x2="10.372cm" svg:y2="6.7cm">
          <text:p/>
        </draw:line>
        <draw:line draw:style-name="gr6" draw:text-style-name="P2" draw:layer="layout" svg:x1="16.272cm" svg:y1="6.8cm" svg:x2="16.272cm" svg:y2="6.3cm">
          <text:p/>
        </draw:line>
        <draw:line draw:style-name="gr6" draw:text-style-name="P2" draw:layer="layout" svg:x1="15.972cm" svg:y1="6.6cm" svg:x2="16.272cm" svg:y2="6.3cm">
          <text:p/>
        </draw:line>
        <draw:line draw:style-name="gr6" draw:text-style-name="P2" draw:layer="layout" svg:x1="16.272cm" svg:y1="6.3cm" svg:x2="16.572cm" svg:y2="6.6cm">
          <text:p/>
        </draw:line>
        <draw:line draw:style-name="gr6" draw:text-style-name="P2" draw:layer="layout" svg:x1="16.272cm" svg:y1="5.3cm" svg:x2="16.272cm" svg:y2="5.8cm">
          <text:p/>
        </draw:line>
        <draw:line draw:style-name="gr6" draw:text-style-name="P2" draw:layer="layout" svg:x1="15.972cm" svg:y1="6.1cm" svg:x2="16.272cm" svg:y2="5.8cm">
          <text:p/>
        </draw:line>
        <draw:line draw:style-name="gr6" draw:text-style-name="P2" draw:layer="layout" svg:x1="16.272cm" svg:y1="5.8cm" svg:x2="16.572cm" svg:y2="6.1cm">
          <text:p/>
        </draw:line>
        <draw:frame draw:style-name="gr7" draw:text-style-name="P3" draw:layer="layout" svg:width="2.39cm" svg:height="0.699cm" svg:x="6.272cm" svg:y="1.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3" draw:layer="layout" svg:width="2.364cm" svg:height="0.699cm" svg:x="12.272cm" svg:y="1.7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3" draw:layer="layout" svg:width="2.361cm" svg:height="0.699cm" draw:transform="rotate (1.58144283523206) translate (3.573cm 7.468cm)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3" draw:layer="layout" svg:width="2.382cm" svg:height="0.699cm" draw:transform="rotate (1.59645266679921) translate (9.242cm 5.845cm)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3" draw:layer="layout" svg:width="2.357cm" svg:height="0.699cm" svg:x="12.115cm" svg:y="8.0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3" draw:layer="layout" svg:width="2.355cm" svg:height="0.699cm" svg:x="9.272cm" svg:y="10.7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3" draw:layer="layout" svg:width="2.13cm" svg:height="0.617cm" svg:x="7.572cm" svg:y="7.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3" draw:layer="layout" svg:width="1.866cm" svg:height="0.699cm" draw:transform="rotate (-0.014835298641952) translate (13.682cm 5.7cm)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onnector draw:style-name="gr4" draw:text-style-name="P1" draw:layer="layout" svg:x1="14.272cm" svg:y1="9.4cm" svg:x2="16.242cm" svg:y2="9.399cm" draw:start-shape="id25" draw:start-glue-point="1" svg:d="M14272 9400h1236v-1h734" svg:viewBox="0 0 1971 2">
          <text:p/>
        </draw:connector>
        <draw:custom-shape draw:style-name="gr8" draw:text-style-name="P4" draw:layer="layout" svg:width="0.3cm" svg:height="0.3cm" svg:x="10.2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6.0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0.27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4.6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6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10cm" svg:y="1.737cm">
          <draw:text-box>
            <text:p>1</text:p>
          </draw:text-box>
        </draw:frame>
        <draw:frame draw:style-name="gr10" draw:text-style-name="P5" draw:layer="layout" svg:width="0.853cm" svg:height="0.963cm" svg:x="3.547cm" svg:y="9.1cm">
          <draw:text-box>
            <text:p>2</text:p>
          </draw:text-box>
        </draw:frame>
        <draw:frame draw:style-name="gr10" draw:text-style-name="P5" draw:layer="layout" svg:width="0.853cm" svg:height="0.963cm" svg:x="10cm" svg:y="9.737cm">
          <draw:text-box>
            <text:p>3</text:p>
          </draw:text-box>
        </draw:frame>
        <draw:frame draw:style-name="gr10" draw:text-style-name="P5" draw:layer="layout" svg:width="0.853cm" svg:height="0.963cm" svg:x="16.7cm" svg:y="8.937cm">
          <draw:text-box>
            <text:p>4</text:p>
          </draw:text-box>
        </draw:frame>
        <draw:line draw:style-name="gr11" draw:text-style-name="P2" draw:layer="layout" svg:x1="11.3cm" svg:y1="8.6cm" svg:x2="11.3cm" svg:y2="4.2cm">
          <text:p/>
        </draw:line>
        <draw:line draw:style-name="gr11" draw:text-style-name="P2" draw:layer="layout" svg:x1="17.2cm" svg:y1="8.4cm" svg:x2="17.2cm" svg:y2="4cm">
          <text:p/>
        </draw:line>
        <draw:line draw:style-name="gr11" draw:text-style-name="P2" draw:layer="layout" svg:x1="5.6cm" svg:y1="4.1cm" svg:x2="5.6cm" svg:y2="8.5cm">
          <text:p/>
        </draw:line>
        <draw:line draw:style-name="gr11" draw:text-style-name="P2" draw:layer="layout" svg:x1="6.6cm" svg:y1="9cm" svg:x2="9.8cm" svg:y2="9cm">
          <text:p/>
        </draw:line>
        <draw:line draw:style-name="gr11" draw:text-style-name="P2" draw:layer="layout" svg:x1="9cm" svg:y1="12.9cm" svg:x2="12.2cm" svg:y2="12.9cm">
          <text:p/>
        </draw:line>
        <draw:line draw:style-name="gr11" draw:text-style-name="P2" draw:layer="layout" svg:x1="12cm" svg:y1="10.2cm" svg:x2="15.2cm" svg:y2="10.2cm">
          <text:p/>
        </draw:line>
        <draw:frame draw:style-name="gr7" draw:text-style-name="P3" draw:layer="layout" svg:width="0.842cm" svg:height="0.699cm" svg:x="11.5cm" svg:y="6.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3" draw:layer="layout" svg:width="0.846cm" svg:height="0.698cm" svg:x="7.558cm" svg:y="8.20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3" draw:layer="layout" svg:width="0.842cm" svg:height="0.698cm" svg:x="5.754cm" svg:y="5.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3" draw:layer="layout" svg:width="0.849cm" svg:height="0.698cm" svg:x="10cm" svg:y="13.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3" draw:layer="layout" svg:width="0.844cm" svg:height="0.698cm" svg:x="12.9cm" svg:y="10.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3" draw:layer="layout" svg:width="0.845cm" svg:height="0.698cm" svg:x="17.3cm" svg:y="6.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" draw:text-style-name="P1" draw:layer="layout" svg:width="2cm" svg:height="1cm" svg:x="5.9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1.5707963267949) translate (16cm 2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cm" svg:y1="21.833cm" svg:x2="4cm" svg:y2="20.1cm">
          <text:p/>
        </draw:line>
        <draw:ellipse draw:style-name="gr13" draw:text-style-name="P4" draw:layer="layout" svg:width="0.668cm" svg:height="0.7cm" draw:transform="skewX (0.0143116998663535) rotate (-1.55735729155454) translate (14.386cm 20.667cm)" draw:kind="arc" draw:start-angle="357.96" draw:end-angle="184.88">
          <text:p/>
        </draw:ellipse>
        <draw:ellipse draw:style-name="gr13" draw:text-style-name="P4" draw:layer="layout" svg:width="0.667cm" svg:height="0.7cm" draw:transform="skewX (0.015707963267949) rotate (-1.55735729155454) translate (14.395cm 21.334cm)" draw:kind="arc" draw:start-angle="357.96" draw:end-angle="184.88">
          <text:p/>
        </draw:ellipse>
        <draw:ellipse draw:style-name="gr13" draw:text-style-name="P4" draw:layer="layout" svg:width="0.666cm" svg:height="0.7cm" draw:transform="skewX (0.015707963267949) rotate (-1.55735729155454) translate (14.376cm 20.001cm)" draw:kind="arc" draw:start-angle="357.96" draw:end-angle="184.88">
          <text:p/>
        </draw:ellipse>
        <draw:line draw:style-name="gr6" draw:text-style-name="P2" draw:layer="layout" svg:x1="10cm" svg:y1="16cm" svg:x2="11.6cm" svg:y2="15cm">
          <text:p/>
        </draw:line>
        <draw:ellipse draw:style-name="gr13" draw:text-style-name="P4" draw:layer="layout" svg:width="0.926cm" svg:height="0.476cm" draw:transform="skewX (0.426034870411816) rotate (-0.382925237887556) translate (10.49cm 15.074cm)" draw:kind="arc" draw:start-angle="0.35" draw:end-angle="187.27">
          <text:p/>
        </draw:ellipse>
        <draw:line draw:style-name="gr5" draw:text-style-name="P2" draw:layer="layout" svg:x1="11.224cm" svg:y1="15.479cm" svg:x2="11.476cm" svg:y2="15.82cm">
          <text:p/>
        </draw:line>
        <draw:line draw:style-name="gr6" draw:text-style-name="P2" draw:layer="layout" svg:x1="7.9cm" svg:y1="18.5cm" svg:x2="10cm" svg:y2="18.5cm">
          <text:p/>
        </draw:line>
        <draw:line draw:style-name="gr6" draw:text-style-name="P2" draw:layer="layout" svg:x1="5.9cm" svg:y1="18.5cm" svg:x2="4cm" svg:y2="18.5cm">
          <text:p/>
        </draw:line>
        <draw:line draw:style-name="gr6" draw:text-style-name="P2" draw:layer="layout" svg:x1="4cm" svg:y1="18.5cm" svg:x2="4cm" svg:y2="20cm">
          <text:p/>
        </draw:line>
        <draw:line draw:style-name="gr6" draw:text-style-name="P2" draw:layer="layout" svg:x1="9cm" svg:y1="18.5cm" svg:x2="9cm" svg:y2="16cm">
          <text:p/>
        </draw:line>
        <draw:line draw:style-name="gr6" draw:text-style-name="P2" draw:layer="layout" svg:x1="9cm" svg:y1="16cm" svg:x2="10cm" svg:y2="16cm">
          <text:p/>
        </draw:line>
        <draw:line draw:style-name="gr6" draw:text-style-name="P2" draw:layer="layout" svg:x1="12cm" svg:y1="16cm" svg:x2="13cm" svg:y2="16cm">
          <text:p/>
        </draw:line>
        <draw:line draw:style-name="gr6" draw:text-style-name="P2" draw:layer="layout" svg:x1="12cm" svg:y1="18.5cm" svg:x2="16.5cm" svg:y2="18.5cm">
          <text:p/>
        </draw:line>
        <draw:line draw:style-name="gr6" draw:text-style-name="P2" draw:layer="layout" svg:x1="14cm" svg:y1="20cm" svg:x2="14cm" svg:y2="18.5cm">
          <text:p/>
        </draw:line>
        <draw:line draw:style-name="gr6" draw:text-style-name="P2" draw:layer="layout" svg:x1="16.5cm" svg:y1="20cm" svg:x2="16.5cm" svg:y2="18.5cm">
          <text:p/>
        </draw:line>
        <draw:line draw:style-name="gr6" draw:text-style-name="P2" draw:layer="layout" svg:x1="13cm" svg:y1="18.5cm" svg:x2="13cm" svg:y2="16cm">
          <text:p/>
        </draw:line>
        <draw:line draw:style-name="gr6" draw:text-style-name="P2" draw:layer="layout" svg:x1="4cm" svg:y1="22cm" svg:x2="4cm" svg:y2="24cm">
          <text:p/>
        </draw:line>
        <draw:line draw:style-name="gr6" draw:text-style-name="P2" draw:layer="layout" svg:x1="4cm" svg:y1="23.9cm" svg:x2="16.5cm" svg:y2="24cm">
          <text:p/>
        </draw:line>
        <draw:line draw:style-name="gr6" draw:text-style-name="P2" draw:layer="layout" svg:x1="16.5cm" svg:y1="24cm" svg:x2="16.5cm" svg:y2="22cm">
          <text:p/>
        </draw:line>
        <draw:line draw:style-name="gr6" draw:text-style-name="P2" draw:layer="layout" svg:x1="14cm" svg:y1="24cm" svg:x2="14cm" svg:y2="22cm">
          <text:p/>
        </draw:line>
        <draw:custom-shape draw:style-name="gr8" draw:text-style-name="P4" draw:layer="layout" svg:width="0.3cm" svg:height="0.3cm" svg:x="8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2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636cm" svg:height="0.698cm" draw:transform="rotate (0.000523598775598299) translate (5.7cm 17.301cm)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3" draw:layer="layout" svg:width="2.667cm" svg:height="0.698cm" draw:transform="rotate (0.000523598775598299) translate (9.564cm 17.301cm)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3" draw:layer="layout" svg:width="2.656cm" svg:height="0.698cm" draw:transform="rotate (-1.59592906802362) translate (17.865cm 19.734cm)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text-style-name="P3" draw:layer="layout" svg:width="2.693cm" svg:height="0.622cm" draw:transform="rotate (-1.59592906802362) translate (13.7cm 19.745cm)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" draw:text-style-name="P3" draw:layer="layout" svg:width="2.126cm" svg:height="0.622cm" draw:transform="rotate (1.53379534665262) translate (2.4cm 22.177cm)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4" draw:text-style-name="P6" draw:layer="layout" svg:width="0.875cm" svg:height="0.958cm" svg:x="10.6cm" svg:y="14.4cm">
          <draw:text-box>
            <text:p><text:span text:style-name="T1">К</text:span></text:p>
          </draw:text-box>
        </draw:frame>
        <draw:line draw:style-name="gr5" draw:text-style-name="P2" draw:layer="layout" svg:x1="14cm" svg:y1="19.5cm" svg:x2="14cm" svg:y2="19.6cm">
          <text:p/>
        </draw:line>
        <draw:line draw:style-name="gr5" draw:text-style-name="P2" draw:layer="layout" svg:x1="15.3cm" svg:y1="18.5cm" svg:x2="15.4cm" svg:y2="18.5cm">
          <text:p/>
        </draw:line>
        <draw:line draw:style-name="gr5" draw:text-style-name="P2" draw:layer="layout" svg:x1="4cm" svg:y1="22.7cm" svg:x2="4cm" svg:y2="22.6cm">
          <text:p/>
        </draw:line>
        <draw:frame draw:style-name="gr7" draw:text-style-name="P3" draw:layer="layout" svg:width="0.561cm" svg:height="0.698cm" draw:transform="rotate (0.000523598775598299) translate (14.8cm 17.7cm)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3" draw:layer="layout" svg:width="0.561cm" svg:height="0.698cm" draw:transform="rotate (0.000523598775598299) translate (14.139cm 19cm)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3" draw:layer="layout" svg:width="0.561cm" svg:height="0.698cm" draw:transform="rotate (0.000523598775598299) translate (4.139cm 22.6cm)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3" draw:layer="layout" svg:width="2.126cm" svg:height="0.622cm" draw:transform="rotate (0.000523598775598299) translate (5.1cm 20.602cm)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  <draw:page draw:name="page3" draw:style-name="dp1" draw:master-page-name="Обычный">
        <draw:frame draw:style-name="gr15" draw:text-style-name="P7" draw:layer="layout" svg:width="18.999cm" svg:height="11.691cm" svg:x="1.4cm" svg:y="1.5cm">
          <draw:image xlink:href="Pictures/10000000000003CF000002587EAF55FE9C1DAC69.png" xlink:type="simple" xlink:show="embed" xlink:actuate="onLoad">
            <text:p/>
          </draw:image>
        </draw:frame>
        <draw:line draw:style-name="gr16" draw:text-style-name="P8" draw:layer="layout" svg:x1="6.939cm" svg:y1="12.396cm" svg:x2="6.939cm" svg:y2="8.896cm">
          <text:p/>
        </draw:line>
        <draw:line draw:style-name="gr17" draw:text-style-name="P8" draw:layer="layout" svg:x1="2.639cm" svg:y1="8.896cm" svg:x2="6.939cm" svg:y2="8.896cm">
          <text:p/>
        </draw:line>
        <draw:custom-shape draw:style-name="gr18" draw:text-style-name="P9" draw:layer="layout" svg:width="0.8cm" svg:height="0.486cm" svg:x="1.8cm" svg:y="9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8cm" svg:height="0.486cm" svg:x="1.8cm" svg:y="9.028cm">
          <text:p text:style-name="P3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0.487cm" svg:x="1.8cm" svg:y="8.5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8cm" svg:height="0.486cm" svg:x="1.8cm" svg:y="8.0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8cm" svg:height="0.486cm" svg:x="1.8cm" svg:y="7.56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205cm" svg:height="0.983cm" svg:x="1.6cm" svg:y="8.3cm">
          <draw:text-box>
            <text:p><text:span text:style-name="T2">37</text:span></text:p>
          </draw:text-box>
        </draw:frame>
        <draw:line draw:style-name="gr22" draw:text-style-name="P8" draw:layer="layout" svg:x1="15.9cm" svg:y1="3.9cm" svg:x2="15.9cm" svg:y2="7.6cm">
          <text:p/>
        </draw:line>
        <draw:line draw:style-name="gr22" draw:text-style-name="P8" draw:layer="layout" svg:x1="11.585cm" svg:y1="3.852cm" svg:x2="15.9cm" svg:y2="3.9cm">
          <text:p/>
        </draw:line>
        <draw:line draw:style-name="gr23" draw:text-style-name="P8" draw:layer="layout" svg:x1="10.485cm" svg:y1="4.312cm" svg:x2="11.685cm" svg:y2="4.312cm">
          <text:p/>
        </draw:line>
        <draw:line draw:style-name="gr23" draw:text-style-name="P8" draw:layer="layout" svg:x1="10.5cm" svg:y1="5.4cm" svg:x2="11.7cm" svg:y2="5.4cm">
          <text:p/>
        </draw:line>
        <draw:line draw:style-name="gr23" draw:text-style-name="P8" draw:layer="layout" svg:x1="10.486cm" svg:y1="4.312cm" svg:x2="11.686cm" svg:y2="4.312cm">
          <text:p/>
        </draw:line>
        <draw:line draw:style-name="gr23" draw:text-style-name="P8" draw:layer="layout" svg:x1="10.501cm" svg:y1="5.4cm" svg:x2="11.701cm" svg:y2="5.4cm">
          <text:p/>
        </draw:line>
        <draw:line draw:style-name="gr23" draw:text-style-name="P8" draw:layer="layout" svg:x1="10.5cm" svg:y1="3.212cm" svg:x2="11.7cm" svg:y2="3.212cm">
          <text:p/>
        </draw:line>
        <draw:line draw:style-name="gr23" draw:text-style-name="P8" draw:layer="layout" svg:x1="10.515cm" svg:y1="4.3cm" svg:x2="11.715cm" svg:y2="4.3cm">
          <text:p/>
        </draw:line>
        <draw:frame draw:style-name="gr24" draw:text-style-name="P11" draw:layer="layout" svg:width="1.442cm" svg:height="0.89cm" svg:x="10.3cm" svg:y="2.8cm">
          <draw:text-box>
            <text:p><text:span text:style-name="T3">100</text:span></text:p>
          </draw:text-box>
        </draw:frame>
        <draw:polygon draw:style-name="gr25" draw:text-style-name="P12" draw:layer="layout" svg:width="1.399cm" svg:height="4.799cm" svg:x="6.2cm" svg:y="7.6cm" svg:viewBox="0 0 1400 4800" draw:points="0,2400 1400,0 1400,4800 0,4800 0,3800">
          <text:p/>
        </draw:polygon>
        <draw:polygon draw:style-name="gr25" draw:text-style-name="P12" draw:layer="layout" svg:width="4.999cm" svg:height="2.399cm" svg:x="2.6cm" svg:y="7.6cm" svg:viewBox="0 0 5000 2400" draw:points="0,2400 3600,2400 5000,0 0,0">
          <text:p/>
        </draw:polygon>
        <draw:custom-shape draw:style-name="gr26" draw:text-style-name="P8" draw:layer="layout" svg:width="0.3cm" svg:height="0.3cm" svg:x="16.4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6.7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3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6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9cm" svg:y="-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0.3cm" svg:height="0.3cm" svg:x="18.2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8.5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8.8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9.1cm" svg:y="-3cm">
          <text:p/>
          <draw:enhanced-geometry svg:viewBox="0 0 21600 21600" draw:type="rectangle" draw:enhanced-path="M 0 0 L 21600 0 21600 21600 0 21600 0 0 Z N"/>
        </draw:custom-shape>
        <draw:path draw:style-name="gr26" draw:text-style-name="P8" draw:layer="layout" svg:width="2.242cm" svg:height="0.299cm" svg:x="13.657cm" svg:y="7.6cm" svg:viewBox="0 0 2243 300" svg:d="M0 300v-300h224v300zM224 300v-300h225v300zM449 300v-300h224v300zM673 300v-300h224v300zM897 300v-300h224v300zM1121 300v-300h225v300zM1346 300v-300h224v300zM1570 300v-300h224v300zM1794 300v-300h225v300zM2019 300v-300h224v300z">
          <text:p/>
        </draw:path>
        <draw:path draw:style-name="gr26" draw:text-style-name="P8" draw:layer="layout" svg:width="1.999cm" svg:height="0.299cm" svg:x="15.9cm" svg:y="7.6cm" svg:viewBox="0 0 2000 300" svg:d="M0 300v-300h200v300zM200 300v-300h200v300zM400 300v-300h200v300zM600 300v-300h200v300zM800 300v-300h200v300zM1000 300v-300h200v300zM1200 300v-300h200v300zM1400 300v-300h200v300zM1600 300v-300h200v300zM1800 300v-300h200v300z">
          <text:p/>
        </draw:path>
        <draw:polygon draw:style-name="gr27" draw:text-style-name="P13" draw:layer="layout" svg:width="0.4cm" svg:height="3.745cm" svg:x="15.7cm" svg:y="3.854cm" svg:viewBox="0 0 401 3746" draw:points="0,3746 400,3746 401,0 0,134 0,246 0,846">
          <text:p/>
        </draw:polygon>
        <draw:polygon draw:style-name="gr28" draw:text-style-name="P12" draw:layer="layout" svg:width="4.518cm" svg:height="0.207cm" svg:x="11.582cm" svg:y="3.792cm" svg:viewBox="0 0 4519 208" draw:points="4118,208 0,153 0,0 4519,6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2:31:30.388000000</meta:creation-date>
    <meta:generator>LibreOffice/5.2.3.3$Windows_x86 LibreOffice_project/d54a8868f08a7b39642414cf2c8ef2f228f780cf</meta:generator>
    <dc:date>2020-02-06T23:13:09.349000000</dc:date>
    <meta:editing-duration>P1DT1H58M29S</meta:editing-duration>
    <meta:editing-cycles>26</meta:editing-cycles>
    <meta:document-statistic meta:object-count="221"/>
  </office:meta>
</office:document-meta>
</file>

<file path=Object 1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1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12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13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14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1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8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19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0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21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22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23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25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6/content.xml><?xml version="1.0" encoding="utf-8"?>
<math xmlns="http://www.w3.org/1998/Math/MathML" display="block">
  <semantics>
    <msub>
      <mi>I</mi>
      <mn>31</mn>
    </msub>
    <annotation encoding="StarMath 5.0">I_{31}</annotation>
  </semantics>
</math>
</file>

<file path=Object 27/content.xml><?xml version="1.0" encoding="utf-8"?>
<math xmlns="http://www.w3.org/1998/Math/MathML" display="block">
  <semantics>
    <msub>
      <mi>I</mi>
      <mn>23</mn>
    </msub>
    <annotation encoding="StarMath 5.0">I_{23}</annotation>
  </semantics>
</math>
</file>

<file path=Object 28/content.xml><?xml version="1.0" encoding="utf-8"?>
<math xmlns="http://www.w3.org/1998/Math/MathML" display="block">
  <semantics>
    <msub>
      <mi>I</mi>
      <mn>12</mn>
    </msub>
    <annotation encoding="StarMath 5.0">I_{12}</annotation>
  </semantics>
</math>
</file>

<file path=Object 29/content.xml><?xml version="1.0" encoding="utf-8"?>
<math xmlns="http://www.w3.org/1998/Math/MathML" display="block">
  <semantics>
    <msub>
      <mi>I</mi>
      <mn>24</mn>
    </msub>
    <annotation encoding="StarMath 5.0">I_{24}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sub>
      <mi>I</mi>
      <mn>34</mn>
    </msub>
    <annotation encoding="StarMath 5.0">I_{34}</annotation>
  </semantics>
</math>
</file>

<file path=Object 31/content.xml><?xml version="1.0" encoding="utf-8"?>
<math xmlns="http://www.w3.org/1998/Math/MathML" display="block">
  <semantics>
    <msub>
      <mi>I</mi>
      <mn>41</mn>
    </msub>
    <annotation encoding="StarMath 5.0">I_{41}</annotation>
  </semantics>
</math>
</file>

<file path=Object 32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 mathvariant="italic">кОм</mi>
    </mrow>
    <annotation encoding="StarMath 5.0">R_1 = 1 кОм</annotation>
  </semantics>
</math>
</file>

<file path=Object 33/content.xml><?xml version="1.0" encoding="utf-8"?>
<math xmlns="http://www.w3.org/1998/Math/MathML" display="block">
  <semantics>
    <mrow>
      <mrow>
        <msub>
          <mi>R</mi>
          <mn>2</mn>
        </msub>
        <mo stretchy="false">=</mo>
        <mn>2</mn>
      </mrow>
      <mi mathvariant="italic">кОм</mi>
    </mrow>
    <annotation encoding="StarMath 5.0">R_2 = 2 кОм</annotation>
  </semantics>
</math>
</file>

<file path=Object 34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italic">кОм</mi>
    </mrow>
    <annotation encoding="StarMath 5.0">R_3 = 2 кОм</annotation>
  </semantics>
</math>
</file>

<file path=Object 35/content.xml><?xml version="1.0" encoding="utf-8"?>
<math xmlns="http://www.w3.org/1998/Math/MathML" display="block">
  <semantics>
    <mrow>
      <mrow>
        <mi>L</mi>
        <mo stretchy="false">=</mo>
        <mn>10</mn>
      </mrow>
      <mi mathvariant="italic">мГн</mi>
    </mrow>
    <annotation encoding="StarMath 5.0">L = 10 мГн</annotation>
  </semantics>
</math>
</file>

<file path=Object 36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 В</annotation>
  </semantics>
</math>
</file>

<file path=Object 37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38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39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40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В</annotation>
  </semantics>
</math>
</file>

<file path=Object 5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6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7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9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